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ResultMatchers.stringValues( String name , String ...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ResultMatchers.string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ResultMatchers.stringValues( String name , Matcher &lt; ? super Iterable &lt; String &gt;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ResultMatchers.longValue( String name , lo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eaderResultMatchers.string( String name , Matcher &lt; ? super String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ResultMatchers.HeaderResult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eaderResultMatchers.doesNotExis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ResultMatchers.dateValue( String name ,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eaderResultMatchers.exist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